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 officeooo:rsid="0011805e" officeooo:paragraph-rsid="0011805e"/>
    </style:style>
    <style:style style:name="P3" style:family="paragraph" style:parent-style-name="Text_20_body">
      <style:text-properties fo:language="en" fo:country="US" officeooo:rsid="0011805e" officeooo:paragraph-rsid="00127da7"/>
    </style:style>
    <style:style style:name="P4" style:family="paragraph" style:parent-style-name="Text_20_body">
      <style:text-properties fo:language="en" fo:country="US" officeooo:rsid="00127268" officeooo:paragraph-rsid="00127268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officeooo:rsid="0010abea"/>
    </style:style>
    <style:style style:name="T2" style:family="text">
      <style:text-properties officeooo:rsid="0011805e"/>
    </style:style>
    <style:style style:name="T3" style:family="text">
      <style:text-properties style:font-name="Noto Sans Mono Med"/>
    </style:style>
    <style:style style:name="T4" style:family="text">
      <style:text-properties style:font-name="Noto Sans Mono Med" officeooo:rsid="00127da7"/>
    </style:style>
    <style:style style:name="T5" style:family="text">
      <style:text-properties style:font-name="Noto Sans Mono Med" officeooo:rsid="00142704"/>
    </style:style>
    <style:style style:name="T6" style:family="text">
      <style:text-properties style:font-name="Noto Sans Mono Med" officeooo:rsid="00142e52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27da7"/>
    </style:style>
    <style:style style:name="T9" style:family="text">
      <style:text-properties style:font-name="Liberation Serif" officeooo:rsid="001427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P5" text:outline-level="3">Lab <text:span text:style-name="T2">2</text:span> exercise <text:span text:style-name="T2">3</text:span></text:h>
      <text:p text:style-name="P2">A full pathname is needed in order to launch the executable because when called without a path a command is searched into one of the directories specified inside the <text:span text:style-name="T3">$PATH</text:span><text:span text:style-name="T7"> variable.</text:span></text:p>
      <text:p text:style-name="P3"><text:span text:style-name="T7">The output is different </text:span><text:span text:style-name="T8">from </text:span><text:span text:style-name="T4">myWC</text:span><text:span text:style-name="T7"> </text:span><text:span text:style-name="T8">s</text:span><text:span text:style-name="T7">ince the </text:span><text:span text:style-name="T3">wc</text:span><text:span text:style-name="T7"> command displays also the number of characters and lines of the input file.</text:span></text:p>
      <text:p text:style-name="P4"><text:span text:style-name="T7">We can obtain only the number of words in a text file by </text:span><text:span text:style-name="T3">wc -</text:span><text:span text:style-name="T5">w </text:span><text:span text:style-name="T6">&lt; </text:span><text:span text:style-name="T5">(file)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0T16:06:58.415126027</dc:date>
    <meta:editing-duration>PT21M52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5" meta:word-count="77" meta:character-count="410" meta:non-whitespace-character-count="338"/>
  </office:meta>
</office:document-meta>
</file>